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8dcf" officeooo:paragraph-rsid="000a8dcf"/>
    </style:style>
    <style:style style:name="P2" style:family="paragraph" style:parent-style-name="Standard">
      <style:text-properties officeooo:rsid="0007bbf9" officeooo:paragraph-rsid="0007bbf9"/>
    </style:style>
    <style:style style:name="P3" style:family="paragraph" style:parent-style-name="Standard">
      <style:text-properties fo:color="#ff420e" fo:font-size="28pt" fo:font-weight="bold" officeooo:rsid="0007bbf9" officeooo:paragraph-rsid="0007bbf9" style:font-size-asian="28pt" style:font-weight-asian="bold" style:font-size-complex="28pt" style:font-weight-complex="bold"/>
    </style:style>
    <style:style style:name="P4" style:family="paragraph" style:parent-style-name="Standard">
      <style:text-properties officeooo:rsid="00089205" officeooo:paragraph-rsid="00089205"/>
    </style:style>
    <style:style style:name="P5" style:family="paragraph" style:parent-style-name="Standard">
      <style:text-properties officeooo:rsid="000a8dcf" officeooo:paragraph-rsid="000a8dcf"/>
    </style:style>
    <style:style style:name="P6" style:family="paragraph" style:parent-style-name="Standard">
      <style:text-properties officeooo:rsid="000abcf1" officeooo:paragraph-rsid="000abcf1"/>
    </style:style>
    <style:style style:name="P7" style:family="paragraph" style:parent-style-name="Standard">
      <style:text-properties officeooo:rsid="000abcf1" officeooo:paragraph-rsid="000abcf1" fo:background-color="#ffff00"/>
    </style:style>
    <style:style style:name="P8" style:family="paragraph" style:parent-style-name="Standard">
      <style:text-properties officeooo:rsid="000df4ee" officeooo:paragraph-rsid="000df4ee"/>
    </style:style>
    <style:style style:name="P9" style:family="paragraph" style:parent-style-name="Standard">
      <style:text-properties officeooo:rsid="000ef1bf" officeooo:paragraph-rsid="000ef1bf"/>
    </style:style>
    <style:style style:name="P10" style:family="paragraph" style:parent-style-name="Standard">
      <style:text-properties officeooo:rsid="000f8f01" officeooo:paragraph-rsid="000f8f01"/>
    </style:style>
    <style:style style:name="P11" style:family="paragraph" style:parent-style-name="Standard">
      <style:text-properties style:text-underline-style="solid" style:text-underline-width="auto" style:text-underline-color="font-color" fo:font-weight="bold" officeooo:rsid="000f8f01" officeooo:paragraph-rsid="000f8f01" fo:background-color="#ffff00" style:font-weight-asian="bold" style:font-weight-complex="bold"/>
    </style:style>
    <style:style style:name="P12" style:family="paragraph" style:parent-style-name="Standard">
      <style:text-properties fo:color="#0000cc" fo:font-size="18pt" fo:font-weight="bold" officeooo:rsid="000a8dcf" officeooo:paragraph-rsid="000a8dcf" style:font-size-asian="18pt" style:font-weight-asian="bold" style:font-size-complex="18pt" style:font-weight-complex="bold"/>
    </style:style>
    <style:style style:name="P13" style:family="paragraph" style:parent-style-name="Standard">
      <style:text-properties fo:color="#0000cc" fo:font-size="18pt" fo:font-weight="bold" officeooo:rsid="000a8dcf" officeooo:paragraph-rsid="0010359e" style:font-size-asian="18pt" style:font-weight-asian="bold" style:font-size-complex="18pt" style:font-weight-complex="bold"/>
    </style:style>
    <style:style style:name="P14" style:family="paragraph" style:parent-style-name="Standard">
      <style:text-properties fo:color="#0000cc" fo:font-size="18pt" fo:font-weight="bold" officeooo:rsid="000a8dcf" officeooo:paragraph-rsid="0011eead" style:font-size-asian="18pt" style:font-weight-asian="bold" style:font-size-complex="18pt" style:font-weight-complex="bold"/>
    </style:style>
    <style:style style:name="P15" style:family="paragraph" style:parent-style-name="Standard">
      <style:text-properties fo:color="#0000cc" fo:font-size="18pt" fo:font-weight="bold" officeooo:rsid="000a8dcf" officeooo:paragraph-rsid="0024e86d" style:font-size-asian="18pt" style:font-weight-asian="bold" style:font-size-complex="18pt" style:font-weight-complex="bold"/>
    </style:style>
    <style:style style:name="P16" style:family="paragraph" style:parent-style-name="Standard">
      <style:text-properties fo:color="#0000cc" fo:font-size="18pt" fo:font-weight="bold" officeooo:rsid="00159bf8" officeooo:paragraph-rsid="00159bf8" style:font-size-asian="18pt" style:font-weight-asian="bold" style:font-size-complex="18pt" style:font-weight-complex="bold"/>
    </style:style>
    <style:style style:name="P17" style:family="paragraph" style:parent-style-name="Standard">
      <style:text-properties style:use-window-font-color="true" fo:font-size="12pt" fo:font-weight="bold" officeooo:rsid="000a8dcf" officeooo:paragraph-rsid="0024e86d" style:font-size-asian="10.5pt" style:font-weight-asian="bold" style:font-size-complex="12pt" style:font-weight-complex="bold"/>
    </style:style>
    <style:style style:name="P18" style:family="paragraph" style:parent-style-name="Standard">
      <style:text-properties style:use-window-font-color="true" fo:font-size="12pt" fo:font-weight="normal" officeooo:rsid="0013a6bc" officeooo:paragraph-rsid="0013a6bc" style:font-size-asian="10.5pt" style:font-weight-asian="normal" style:font-size-complex="12pt" style:font-weight-complex="normal"/>
    </style:style>
    <style:style style:name="P19" style:family="paragraph" style:parent-style-name="Standard">
      <style:text-properties style:use-window-font-color="true" fo:font-size="12pt" fo:font-weight="normal" officeooo:rsid="002227f3" officeooo:paragraph-rsid="002227f3" style:font-size-asian="10.5pt" style:font-weight-asian="normal" style:font-size-complex="12pt" style:font-weight-complex="normal"/>
    </style:style>
    <style:style style:name="P20" style:family="paragraph" style:parent-style-name="Standard">
      <style:text-properties style:use-window-font-color="true" fo:font-size="12pt" fo:font-weight="normal" officeooo:rsid="00271441" officeooo:paragraph-rsid="00271441" style:font-size-asian="10.5pt" style:font-weight-asian="normal" style:font-size-complex="12pt" style:font-weight-complex="normal"/>
    </style:style>
    <style:style style:name="P21" style:family="paragraph" style:parent-style-name="Standard">
      <style:text-properties style:use-window-font-color="true" fo:font-size="12pt" fo:font-weight="normal" officeooo:rsid="00271441" officeooo:paragraph-rsid="00296858" style:font-size-asian="10.5pt" style:font-weight-asian="normal" style:font-size-complex="12pt" style:font-weight-complex="normal"/>
    </style:style>
    <style:style style:name="P22" style:family="paragraph" style:parent-style-name="Standard">
      <style:text-properties style:use-window-font-color="true" fo:font-size="12pt" fo:font-weight="normal" officeooo:rsid="002811b4" officeooo:paragraph-rsid="002811b4" style:font-size-asian="10.5pt" style:font-weight-asian="normal" style:font-size-complex="12pt" style:font-weight-complex="normal"/>
    </style:style>
    <style:style style:name="P23" style:family="paragraph" style:parent-style-name="Standard">
      <style:text-properties style:use-window-font-color="true" fo:font-size="12pt" fo:font-weight="normal" officeooo:rsid="00296858" officeooo:paragraph-rsid="00296858" style:font-size-asian="10.5pt" style:font-weight-asian="normal" style:font-size-complex="12pt" style:font-weight-complex="normal"/>
    </style:style>
    <style:style style:name="P24" style:family="paragraph" style:parent-style-name="Standard">
      <style:text-properties style:use-window-font-color="true" fo:font-size="12pt" fo:font-weight="normal" officeooo:rsid="0029ba05" officeooo:paragraph-rsid="0029ba05" style:font-size-asian="10.5pt" style:font-weight-asian="normal" style:font-size-complex="12pt" style:font-weight-complex="normal"/>
    </style:style>
    <style:style style:name="P25" style:family="paragraph" style:parent-style-name="Standard">
      <style:text-properties style:use-window-font-color="true" fo:font-size="12pt" fo:font-weight="normal" officeooo:rsid="0029e907" officeooo:paragraph-rsid="0029e907" style:font-size-asian="10.5pt" style:font-weight-asian="normal" style:font-size-complex="12pt" style:font-weight-complex="normal"/>
    </style:style>
    <style:style style:name="P26" style:family="paragraph" style:parent-style-name="Standard">
      <style:text-properties fo:color="#000000" fo:font-size="12pt" fo:font-weight="normal" officeooo:rsid="002faea7" officeooo:paragraph-rsid="0013a6bc" style:font-size-asian="10.5pt" style:font-weight-asian="normal" style:font-size-complex="12pt" style:font-weight-complex="normal"/>
    </style:style>
    <style:style style:name="P27" style:family="paragraph" style:parent-style-name="Standard">
      <style:text-properties fo:color="#000000" fo:font-size="12pt" fo:font-weight="normal" officeooo:rsid="0013a6bc" officeooo:paragraph-rsid="0013a6bc" style:font-size-asian="10.5pt" style:font-weight-asian="normal" style:font-size-complex="12pt" style:font-weight-complex="normal"/>
    </style:style>
    <style:style style:name="P28" style:family="paragraph" style:parent-style-name="Standard">
      <style:text-properties fo:color="#000000" fo:font-size="12pt" fo:font-weight="normal" officeooo:rsid="0013a6bc" officeooo:paragraph-rsid="0024e86d" style:font-size-asian="10.5pt" style:font-weight-asian="normal" style:font-size-complex="12pt" style:font-weight-complex="normal"/>
    </style:style>
    <style:style style:name="P29" style:family="paragraph" style:parent-style-name="Standard">
      <style:text-properties fo:color="#000000" fo:font-size="12pt" fo:font-weight="normal" officeooo:rsid="00150964" officeooo:paragraph-rsid="00150964" style:font-size-asian="10.5pt" style:font-weight-asian="normal" style:font-size-complex="12pt" style:font-weight-complex="normal"/>
    </style:style>
    <style:style style:name="P30" style:family="paragraph" style:parent-style-name="Standard">
      <style:text-properties fo:color="#000000" fo:font-size="12pt" fo:font-weight="normal" officeooo:rsid="0015156c" officeooo:paragraph-rsid="0015156c" style:font-size-asian="10.5pt" style:font-weight-asian="normal" style:font-size-complex="12pt" style:font-weight-complex="normal"/>
    </style:style>
    <style:style style:name="P31" style:family="paragraph" style:parent-style-name="Standard">
      <style:text-properties fo:color="#000000" fo:font-size="12pt" fo:font-weight="normal" officeooo:rsid="00159bf8" officeooo:paragraph-rsid="00159bf8" style:font-size-asian="10.5pt" style:font-weight-asian="normal" style:font-size-complex="12pt" style:font-weight-complex="normal"/>
    </style:style>
    <style:style style:name="P32" style:family="paragraph" style:parent-style-name="Standard">
      <style:text-properties fo:color="#000000" fo:font-size="12pt" fo:font-weight="normal" officeooo:rsid="00165d1e" officeooo:paragraph-rsid="00165d1e" style:font-size-asian="10.5pt" style:font-weight-asian="normal" style:font-size-complex="12pt" style:font-weight-complex="normal"/>
    </style:style>
    <style:style style:name="P33" style:family="paragraph" style:parent-style-name="Standard">
      <style:text-properties fo:color="#000000" fo:font-size="12pt" fo:font-weight="normal" officeooo:rsid="00189767" officeooo:paragraph-rsid="00189767" style:font-size-asian="10.5pt" style:font-weight-asian="normal" style:font-size-complex="12pt" style:font-weight-complex="normal"/>
    </style:style>
    <style:style style:name="P34" style:family="paragraph" style:parent-style-name="Standard">
      <style:text-properties fo:color="#000000" fo:font-size="12pt" fo:font-weight="normal" officeooo:rsid="006a3a62" officeooo:paragraph-rsid="00189767" style:font-size-asian="10.5pt" style:font-weight-asian="normal" style:font-size-complex="12pt" style:font-weight-complex="normal"/>
    </style:style>
    <style:style style:name="P35" style:family="paragraph" style:parent-style-name="Standard">
      <style:text-properties fo:color="#000000" fo:font-size="12pt" fo:font-weight="normal" officeooo:rsid="001a2b32" officeooo:paragraph-rsid="001a2b32" style:font-size-asian="10.5pt" style:font-weight-asian="normal" style:font-size-complex="12pt" style:font-weight-complex="normal"/>
    </style:style>
    <style:style style:name="P36" style:family="paragraph" style:parent-style-name="Standard">
      <style:text-properties fo:color="#000000" fo:font-size="12pt" fo:font-weight="normal" officeooo:rsid="001ba92f" officeooo:paragraph-rsid="001ba92f" style:font-size-asian="10.5pt" style:font-weight-asian="normal" style:font-size-complex="12pt" style:font-weight-complex="normal"/>
    </style:style>
    <style:style style:name="P37" style:family="paragraph" style:parent-style-name="Standard">
      <style:text-properties fo:color="#000000" fo:font-size="12pt" fo:font-weight="normal" officeooo:rsid="001c79bf" officeooo:paragraph-rsid="001c79bf" style:font-size-asian="10.5pt" style:font-weight-asian="normal" style:font-size-complex="12pt" style:font-weight-complex="normal"/>
    </style:style>
    <style:style style:name="P38" style:family="paragraph" style:parent-style-name="Standard">
      <style:text-properties fo:color="#000000" fo:font-size="12pt" fo:font-weight="normal" officeooo:rsid="001f2fcc" officeooo:paragraph-rsid="001f2fcc" style:font-size-asian="10.5pt" style:font-weight-asian="normal" style:font-size-complex="12pt" style:font-weight-complex="normal"/>
    </style:style>
    <style:style style:name="P39" style:family="paragraph" style:parent-style-name="Standard">
      <style:text-properties fo:color="#000000" fo:font-size="12pt" fo:font-weight="normal" officeooo:rsid="001fcd36" officeooo:paragraph-rsid="001fcd36" style:font-size-asian="10.5pt" style:font-weight-asian="normal" style:font-size-complex="12pt" style:font-weight-complex="normal"/>
    </style:style>
    <style:style style:name="P40" style:family="paragraph" style:parent-style-name="Standard">
      <style:text-properties fo:color="#000000" fo:font-size="12pt" fo:font-weight="normal" officeooo:rsid="00203a8d" officeooo:paragraph-rsid="00203a8d" style:font-size-asian="10.5pt" style:font-weight-asian="normal" style:font-size-complex="12pt" style:font-weight-complex="normal"/>
    </style:style>
    <style:style style:name="P41" style:family="paragraph" style:parent-style-name="Standard">
      <style:text-properties fo:color="#000000" fo:font-size="12pt" fo:font-weight="normal" officeooo:rsid="0030ab78" officeooo:paragraph-rsid="00165d1e" style:font-size-asian="10.5pt" style:font-weight-asian="normal" style:font-size-complex="12pt" style:font-weight-complex="normal"/>
    </style:style>
    <style:style style:name="P42" style:family="paragraph" style:parent-style-name="Standard">
      <style:text-properties fo:color="#000000" officeooo:rsid="006a3a62" officeooo:paragraph-rsid="00189767"/>
    </style:style>
    <style:style style:name="P43" style:family="paragraph" style:parent-style-name="Standard">
      <style:text-properties fo:color="#0066cc" fo:font-size="26pt" style:text-underline-style="solid" style:text-underline-width="auto" style:text-underline-color="font-color" fo:font-weight="bold" officeooo:rsid="001ba92f" officeooo:paragraph-rsid="001ba92f" fo:background-color="transparent" style:font-size-asian="26pt" style:font-weight-asian="bold" style:font-size-complex="26pt" style:font-weight-complex="bold"/>
    </style:style>
    <style:style style:name="P44" style:family="paragraph" style:parent-style-name="Standard">
      <style:text-properties fo:color="#0066cc" fo:font-size="12pt" fo:font-weight="normal" officeooo:rsid="0013a6bc" officeooo:paragraph-rsid="0013a6bc" style:font-size-asian="10.5pt" style:font-weight-asian="normal" style:font-size-complex="12pt" style:font-weight-complex="normal"/>
    </style:style>
    <style:style style:name="P45" style:family="paragraph" style:parent-style-name="Standard">
      <style:text-properties fo:color="#0066cc" fo:font-size="12pt" fo:font-weight="bold" officeooo:rsid="001c79bf" officeooo:paragraph-rsid="001c79bf" style:font-size-asian="10.5pt" style:font-weight-asian="bold" style:font-size-complex="12pt" style:font-weight-complex="bold"/>
    </style:style>
    <style:style style:name="P46" style:family="paragraph" style:parent-style-name="Standard">
      <style:text-properties fo:color="#0066cc" fo:font-size="12pt" fo:font-weight="bold" officeooo:rsid="001fcd36" officeooo:paragraph-rsid="001fcd36" style:font-size-asian="10.5pt" style:font-weight-asian="bold" style:font-size-complex="12pt" style:font-weight-complex="bold"/>
    </style:style>
    <style:style style:name="P47" style:family="paragraph" style:parent-style-name="Standard">
      <style:text-properties fo:color="#0066cc" fo:font-size="12pt" fo:font-weight="bold" officeooo:rsid="001fcd36" officeooo:paragraph-rsid="002132d9" style:font-size-asian="10.5pt" style:font-weight-asian="bold" style:font-size-complex="12pt" style:font-weight-complex="bold"/>
    </style:style>
    <style:style style:name="P48" style:family="paragraph" style:parent-style-name="Standard">
      <style:text-properties fo:color="#0066cc" fo:font-size="12pt" fo:font-weight="bold" officeooo:rsid="001f2fcc" officeooo:paragraph-rsid="001f2fcc" style:font-size-asian="10.5pt" style:font-weight-asian="bold" style:font-size-complex="12pt" style:font-weight-complex="bold"/>
    </style:style>
    <style:style style:name="P49" style:family="paragraph" style:parent-style-name="Standard">
      <style:text-properties fo:color="#006699" fo:font-size="12pt" fo:font-weight="bold" officeooo:rsid="00234c9f" officeooo:paragraph-rsid="00234c9f" style:font-size-asian="10.5pt" style:font-weight-asian="bold" style:font-size-complex="12pt" style:font-weight-complex="bold"/>
    </style:style>
    <style:style style:name="P50" style:family="paragraph" style:parent-style-name="Standard">
      <style:text-properties style:use-window-font-color="true" fo:font-size="12pt" fo:font-weight="normal" officeooo:rsid="0029e907" officeooo:paragraph-rsid="0029e907" style:font-size-asian="10.5pt" style:font-weight-asian="normal" style:font-size-complex="12pt" style:font-weight-complex="normal"/>
    </style:style>
    <style:style style:name="P51" style:family="paragraph" style:parent-style-name="Standard">
      <style:text-properties style:use-window-font-color="true" fo:font-size="12pt" fo:font-weight="normal" officeooo:rsid="002d7ca6" officeooo:paragraph-rsid="002d7ca6" style:font-size-asian="10.5pt" style:font-weight-asian="normal" style:font-size-complex="12pt" style:font-weight-complex="normal"/>
    </style:style>
    <style:style style:name="P52" style:family="paragraph" style:parent-style-name="Standard">
      <style:text-properties style:use-window-font-color="true" fo:font-size="12pt" fo:font-weight="normal" officeooo:rsid="002e759f" officeooo:paragraph-rsid="002e759f" style:font-size-asian="10.5pt" style:font-weight-asian="normal" style:font-size-complex="12pt" style:font-weight-complex="normal"/>
    </style:style>
    <style:style style:name="P53" style:family="paragraph" style:parent-style-name="Standard">
      <style:paragraph-properties>
        <style:tab-stops>
          <style:tab-stop style:position="1.1374in"/>
        </style:tab-stops>
      </style:paragraph-properties>
      <style:text-properties style:use-window-font-color="true" fo:font-size="12pt" fo:font-weight="normal" officeooo:rsid="002e759f" officeooo:paragraph-rsid="002e759f" style:font-size-asian="10.5pt" style:font-weight-asian="normal" style:font-size-complex="12pt" style:font-weight-complex="normal"/>
    </style:style>
    <style:style style:name="P54" style:family="paragraph" style:parent-style-name="Standard">
      <style:text-properties style:use-window-font-color="true" fo:font-size="12pt" fo:font-weight="normal" officeooo:rsid="002811b4" officeooo:paragraph-rsid="002811b4" style:font-size-asian="10.5pt" style:font-weight-asian="normal" style:font-size-complex="12pt" style:font-weight-complex="normal"/>
    </style:style>
    <style:style style:name="P55" style:family="paragraph" style:parent-style-name="Standard">
      <style:text-properties style:use-window-font-color="true" fo:font-size="12pt" fo:font-weight="normal" officeooo:rsid="00308a1b" officeooo:paragraph-rsid="00308a1b" style:font-size-asian="10.5pt" style:font-weight-asian="normal" style:font-size-complex="12pt" style:font-weight-complex="normal"/>
    </style:style>
    <style:style style:name="P56" style:family="paragraph" style:parent-style-name="Standard">
      <style:text-properties style:use-window-font-color="true" fo:font-size="12pt" fo:font-weight="normal" officeooo:rsid="00308a1b" officeooo:paragraph-rsid="0032711f" style:font-size-asian="10.5pt" style:font-weight-asian="normal" style:font-size-complex="12pt" style:font-weight-complex="normal"/>
    </style:style>
    <style:style style:name="P57" style:family="paragraph" style:parent-style-name="Standard">
      <style:text-properties style:use-window-font-color="true" fo:font-size="12pt" fo:font-weight="normal" officeooo:rsid="00323825" officeooo:paragraph-rsid="00323825" style:font-size-asian="10.5pt" style:font-weight-asian="normal" style:font-size-complex="12pt" style:font-weight-complex="normal"/>
    </style:style>
    <style:style style:name="P58" style:family="paragraph" style:parent-style-name="Standard">
      <style:text-properties style:use-window-font-color="true" fo:font-size="12pt" fo:font-weight="normal" officeooo:rsid="0032711f" officeooo:paragraph-rsid="0032711f" style:font-size-asian="10.5pt" style:font-weight-asian="normal" style:font-size-complex="12pt" style:font-weight-complex="normal"/>
    </style:style>
    <style:style style:name="P59" style:family="paragraph" style:parent-style-name="Standard">
      <style:text-properties style:use-window-font-color="true" fo:font-size="12pt" fo:font-weight="normal" officeooo:rsid="00330986" officeooo:paragraph-rsid="00330986" style:font-size-asian="10.5pt" style:font-weight-asian="normal" style:font-size-complex="12pt" style:font-weight-complex="normal"/>
    </style:style>
    <style:style style:name="P60" style:family="paragraph" style:parent-style-name="Standard">
      <style:text-properties style:use-window-font-color="true" fo:font-size="12pt" fo:font-weight="bold" officeooo:rsid="002c8e4f" officeooo:paragraph-rsid="002c8e4f" style:font-size-asian="10.5pt" style:font-weight-asian="bold" style:font-size-complex="12pt" style:font-weight-complex="bold"/>
    </style:style>
    <style:style style:name="P61" style:family="paragraph" style:parent-style-name="Standard">
      <style:text-properties fo:color="#000000" fo:font-size="12pt" fo:font-weight="normal" officeooo:rsid="002fc56f" officeooo:paragraph-rsid="002fc56f" style:font-size-asian="10.5pt" style:font-weight-asian="normal" style:font-size-complex="12pt" style:font-weight-complex="normal"/>
    </style:style>
    <style:style style:name="P62" style:family="paragraph" style:parent-style-name="Standard">
      <style:text-properties fo:color="#000000" fo:font-size="12pt" fo:font-weight="normal" officeooo:rsid="0013a6bc" officeooo:paragraph-rsid="0013a6bc" style:font-size-asian="10.5pt" style:font-weight-asian="normal" style:font-size-complex="12pt" style:font-weight-complex="normal"/>
    </style:style>
    <style:style style:name="P63" style:family="paragraph" style:parent-style-name="Standard">
      <style:text-properties fo:color="#000000" fo:font-size="12pt" fo:font-weight="normal" officeooo:rsid="002fcbe6" officeooo:paragraph-rsid="002fcbe6" style:font-size-asian="10.5pt" style:font-weight-asian="normal" style:font-size-complex="12pt" style:font-weight-complex="normal"/>
    </style:style>
    <style:style style:name="P64" style:family="paragraph" style:parent-style-name="Standard">
      <style:text-properties fo:color="#0000cc" fo:font-size="18pt" fo:font-weight="bold" officeooo:rsid="000a8dcf" officeooo:paragraph-rsid="0010359e" style:font-size-asian="18pt" style:font-weight-asian="bold" style:font-size-complex="18pt" style:font-weight-complex="bold"/>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ff420e" style:font-name="Times New Roman" fo:font-size="14pt" fo:letter-spacing="normal" fo:font-style="normal" fo:font-weight="bold" style:font-weight-asian="bold" style:font-weight-complex="bold"/>
    </style:style>
    <style:style style:name="T3" style:family="text">
      <style:text-properties officeooo:rsid="0010359e"/>
    </style:style>
    <style:style style:name="T4" style:family="text">
      <style:text-properties officeooo:rsid="0011eead"/>
    </style:style>
    <style:style style:name="T5" style:family="text">
      <style:text-properties officeooo:rsid="00182c62"/>
    </style:style>
    <style:style style:name="T6" style:family="text">
      <style:text-properties officeooo:rsid="00729328"/>
    </style:style>
    <style:style style:name="T7" style:family="text">
      <style:text-properties fo:color="#0066cc" fo:font-weight="bold" style:font-weight-asian="bold" style:font-weight-complex="bold"/>
    </style:style>
    <style:style style:name="T8" style:family="text">
      <style:text-properties fo:color="#0066cc" fo:font-weight="bold" officeooo:rsid="001c79bf" style:font-weight-asian="bold" style:font-weight-complex="bold"/>
    </style:style>
    <style:style style:name="T9" style:family="text">
      <style:text-properties officeooo:rsid="00203a8d"/>
    </style:style>
    <style:style style:name="T10" style:family="text">
      <style:text-properties officeooo:rsid="002132d9"/>
    </style:style>
    <style:style style:name="T11" style:family="text">
      <style:text-properties officeooo:rsid="0022a47a"/>
    </style:style>
    <style:style style:name="T12" style:family="text">
      <style:text-properties officeooo:rsid="00234c9f"/>
    </style:style>
    <style:style style:name="T13" style:family="text">
      <style:text-properties officeooo:rsid="0024e86d"/>
    </style:style>
    <style:style style:name="T14" style:family="text">
      <style:text-properties officeooo:rsid="002ae01b"/>
    </style:style>
    <style:style style:name="T15" style:family="text">
      <style:text-properties officeooo:rsid="00323825"/>
    </style:style>
    <style:style style:name="T16" style:family="text">
      <style:text-properties officeooo:rsid="00335a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spberry pi 3 ultimate image</text:p>
      <text:p text:style-name="P2"/>
      <text:p text:style-name="P4">The image will contains:</text:p>
      <text:p text:style-name="P2"/>
      <text:p text:style-name="P2">wifii</text:p>
      <text:p text:style-name="P2">bluetooth</text:p>
      <text:p text:style-name="P2">qt5 open gl</text:p>
      <text:p text:style-name="P2">git</text:p>
      <text:p text:style-name="P2">node js</text:p>
      <text:p text:style-name="P2">gpio</text:p>
      <text:p text:style-name="P2">editors</text:p>
      <text:p text:style-name="P2"/>
      <text:p text:style-name="P2"/>
      <text:p text:style-name="P2"/>
      <text:p text:style-name="P12"><text:span text:style-name="T3">Wi-Fi</text:span>:</text:p>
      <text:p text:style-name="P5">After adding the right components, I need to change the network/interfaces and wpa_supplicant.conf.</text:p>
      <text:p text:style-name="P5"/>
      <text:p text:style-name="P5">According to:</text:p>
      <text:p text:style-name="P5"><text:a xlink:type="simple" xlink:href="http://free-electrons.com/~thomas/buildroot/manual/html/ch04.html">http://free-electrons.com/~thomas/buildroot/manual/html/ch04.html</text:a></text:p>
      <text:p text:style-name="P5"/>
      <text:p text:style-name="P5"/>
      <text:p text:style-name="P11">board/raspberrypi/post-build.sh</text:p>
      <text:p text:style-name="P10"/>
      <text:p text:style-name="P5">Using that:</text:p>
      <text:p text:style-name="P1"><text:span text:style-name="T1">In the Buildroot configuration, you can specify the path to a </text:span><text:span text:style-name="T2">post-build script,</text:span><text:span text:style-name="T1"> that gets called </text:span><text:span text:style-name="Emphasis"><text:span text:style-name="T1">after </text:span></text:span><text:span text:style-name="T1">Buildroot builds all the selected software, but </text:span><text:span text:style-name="Emphasis"><text:span text:style-name="T2">before </text:span></text:span><text:span text:style-name="T2">the rootfs packages are assembled</text:span><text:span text:style-name="T1">. The destination root filesystem folder is given as the first argument to this script, and this script can then be used to copy programs, static data or any other needed file to your target filesystem.&lt;br/&gt;You should, however, use this feature with care. Whenever you find that a certain package generates wrong or unneeded files, you should fix that package rather than work around it with a post-build cleanup script.</text:span></text:p>
      <text:p text:style-name="P6">I added:</text:p>
      <text:p text:style-name="P6"/>
      <text:p text:style-name="P7">cp interfaces ${TARGET_DIR}/etc/network </text:p>
      <text:p text:style-name="P6"/>
      <text:p text:style-name="P6">and the interfaces file is stored on the base_dir</text:p>
      <text:p text:style-name="P6"/>
      <text:p text:style-name="P6"># interface file auto-generated by buildroot </text:p>
      <text:p text:style-name="P6"/>
      <text:p text:style-name="P6">auto lo </text:p>
      <text:p text:style-name="P6">iface lo inet loopback </text:p>
      <text:p text:style-name="P6"/>
      <text:p text:style-name="P6">auto eth0 </text:p>
      <text:p text:style-name="P6">iface eth0 inet dhcp </text:p>
      <text:p text:style-name="P6"><text:s text:c="3"/>pre-up /etc/network/nfs_check </text:p>
      <text:p text:style-name="P6"><text:soft-page-break/><text:s text:c="3"/>wait-delay 15 </text:p>
      <text:p text:style-name="P6"/>
      <text:p text:style-name="P6"/>
      <text:p text:style-name="P6"/>
      <text:p text:style-name="P6">auto wlan0 </text:p>
      <text:p text:style-name="P6">iface wlan0 inet dhcp </text:p>
      <text:p text:style-name="P6"><text:s text:c="8"/>wireless-essid "Tenda_16A828" </text:p>
      <text:p text:style-name="P6"><text:s text:c="8"/>wireless-key "12345678" </text:p>
      <text:p text:style-name="P6"><text:s text:c="8"/>pre-up wpa_supplicant -i wlan0 -c /etc/wpa_supplicant.conf -B </text:p>
      <text:p text:style-name="P6"><text:s text:c="8"/>post-down killall -q wpa_supplicant </text:p>
      <text:p text:style-name="P2"/>
      <text:p text:style-name="P2"/>
      <text:p text:style-name="P8">The same for wpa_supplicant.conf</text:p>
      <text:p text:style-name="P8"/>
      <text:p text:style-name="P9">I created a wpa_supplicate in the root directory:</text:p>
      <text:p text:style-name="P9"/>
      <text:p text:style-name="P9">ctrl_interface=DIR=/var/run/wpa_supplicant GROUP=<text:span text:style-name="T16">root</text:span></text:p>
      <text:p text:style-name="P9">ctrl_interface_group=0 </text:p>
      <text:p text:style-name="P9">update_config=1 </text:p>
      <text:p text:style-name="P9"/>
      <text:p text:style-name="P9"/>
      <text:p text:style-name="P9">network={ </text:p>
      <text:p text:style-name="P9"><text:s text:c="8"/>ssid="Tenda_16A828" </text:p>
      <text:p text:style-name="P9"><text:s text:c="8"/>psk="12345678" </text:p>
      <text:p text:style-name="P9"><text:s text:c="8"/>proto=WPA </text:p>
      <text:p text:style-name="P9"><text:s text:c="8"/>key_mgmt=WPA-PSK </text:p>
      <text:p text:style-name="P9"><text:s text:c="8"/>pairwise=CCMP </text:p>
      <text:p text:style-name="P9"><text:s text:c="8"/>auth_alg=OPEN </text:p>
      <text:p text:style-name="P9">} </text:p>
      <text:p text:style-name="P9">and add a line in post-build.sh</text:p>
      <text:p text:style-name="P9"/>
      <text:p text:style-name="P9">cp wpa_supplicant.conf <text:s/>${TARGET_DIR}/etc/ <text:s text:c="3"/></text:p>
      <text:p text:style-name="P9"/>
      <text:p text:style-name="P9"/>
      <text:p text:style-name="P9"/>
      <text:p text:style-name="P9"/>
      <text:p text:style-name="P9"/>
      <text:p text:style-name="P9"/>
      <text:p text:style-name="P13"><text:span text:style-name="T3">Bluetooth</text:span>:</text:p>
      <text:p text:style-name="P13"/>
      <text:p text:style-name="P20">In bluez5-utils <text:s/>the mk file should have:</text:p>
      <text:p text:style-name="P20">BLUEZ5_UTILS_VERSION = 5.45 </text:p>
      <text:p text:style-name="P24">delete the hash file:</text:p>
      <text:p text:style-name="P23">bluez5_utils.hash</text:p>
      <text:p text:style-name="P21"/>
      <text:p text:style-name="P22">make busybox-menuconfig</text:p>
      <text:p text:style-name="P22">enable rfkill</text:p>
      <text:p text:style-name="P22"/>
      <text:p text:style-name="P55">Add in profile:</text:p>
      <text:p text:style-name="P55"/>
      <text:p text:style-name="P55"/>
      <text:p text:style-name="P55"><text:soft-page-break/>hciattach /dev/ttyAMA0 bcm43xx 115200 noflow - <text:s/></text:p>
      <text:p text:style-name="P56">hciattach /dev/ttyAMA0 bcm43xx 115200 noflow - </text:p>
      <text:p text:style-name="P55"/>
      <text:p text:style-name="P55"><text:span text:style-name="T15">We should get <text:s/>Device setup complete and <text:s/></text:span></text:p>
      <text:p text:style-name="P57">rfkill list should show</text:p>
      <text:p text:style-name="P57">hci0: bluetooth</text:p>
      <text:p text:style-name="P57"/>
      <text:p text:style-name="P58">hciconfig -a</text:p>
      <text:p text:style-name="P58"/>
      <text:p text:style-name="P59">For now I should call it twice. First time it failed ands second time completed success.</text:p>
      <text:p text:style-name="P13"/>
      <text:p text:style-name="P13"/>
      <text:p text:style-name="P13"/>
      <text:p text:style-name="P13"/>
      <text:p text:style-name="P13"/>
      <text:p text:style-name="P13"/>
      <text:p text:style-name="P14"><text:span text:style-name="T4">QT 5</text:span>:</text:p>
      <text:p text:style-name="P14"/>
      <text:p text:style-name="P18">Qt5 required <text:s/></text:p>
      <text:p text:style-name="P26">dtoverlay=vc4-kms-v3d </text:p>
      <text:p text:style-name="P26"/>
      <text:p text:style-name="P27">For the mesa vc4 driver</text:p>
      <text:p text:style-name="P27"/>
      <text:p text:style-name="P29">I copied output/images/rpi-firmware/config.txt <text:s/>into root directory </text:p>
      <text:p text:style-name="P29">and modified:</text:p>
      <text:p text:style-name="P29"/>
      <text:p text:style-name="P30">Change the config.txt to:</text:p>
      <text:p text:style-name="P30"/>
      <text:p text:style-name="P30">gpu_mem_1024=256 </text:p>
      <text:p text:style-name="P30">dtoverlay=vc4-kms-v3d </text:p>
      <text:p text:style-name="P27"/>
      <text:p text:style-name="P31">And add to post-build.sh</text:p>
      <text:p text:style-name="P31"/>
      <text:p text:style-name="P31">cp config.txt <text:s/>output/images/rpi-firmware/config.txt </text:p>
      <text:p text:style-name="P31"/>
      <text:p text:style-name="P32">For cmdline.txt</text:p>
      <text:p text:style-name="P32"/>
      <text:p text:style-name="P32">add </text:p>
      <text:p text:style-name="P41">cma=128M <text:s/></text:p>
      <text:p text:style-name="P32"/>
      <text:p text:style-name="P32">cmdline.txt will be also <text:span text:style-name="T5">modified</text:span> for <text:span text:style-name="T5">blue tooth</text:span></text:p>
      <text:p text:style-name="P27"/>
      <text:p text:style-name="P27"/>
      <text:p text:style-name="P33">we also need QT5 environment variables which we shell add to profile</text:p>
      <text:p text:style-name="P35">copy profile to root and add:</text:p>
      <text:p text:style-name="P42">export QT_QPA_FONTDIR=/usr/share/fonts/dejavu </text:p>
      <text:p text:style-name="P42">export QT_QPA_ENABLE_TERMINAL_KEYBOARD=1 </text:p>
      <text:p text:style-name="P42">export QT_QPA_EGLFS_INTEGRATION=eglfs_<text:span text:style-name="T6">kms</text:span></text:p>
      <text:p text:style-name="P42"><text:soft-page-break/>export QT_LOGGING_RULES=qt.qpa.*=true </text:p>
      <text:p text:style-name="P42">export QT_QPA_PLATFORM=eglfs </text:p>
      <text:p text:style-name="P42">export QT_QPA_EGLFS_PHYSICAL_WIDTH=100 </text:p>
      <text:p text:style-name="P34">export QT_QPA_EGLFS_PHYSICAL_HEIGHT=100 </text:p>
      <text:p text:style-name="P34"/>
      <text:p text:style-name="P35"/>
      <text:p text:style-name="P33"/>
      <text:p text:style-name="P33"/>
      <text:p text:style-name="P27"/>
      <text:p text:style-name="P27"/>
      <text:p text:style-name="P27"/>
      <text:p text:style-name="P27"/>
      <text:p text:style-name="P27"/>
      <text:p text:style-name="P27"/>
      <text:p text:style-name="P15"><text:span text:style-name="T13">GPIO</text:span>:</text:p>
      <text:p text:style-name="P17"/>
      <text:p text:style-name="P25">I created a script in /etc/<text:span text:style-name="T14">ledblink</text:span></text:p>
      <text:p text:style-name="P25"/>
      <text:p text:style-name="P25"/>
      <text:p text:style-name="P60">#!/bin/sh</text:p>
      <text:p text:style-name="P60">gpio export 23 out</text:p>
      <text:p text:style-name="P60">while true; do</text:p>
      <text:p text:style-name="P60">gpio write 4 0</text:p>
      <text:p text:style-name="P60">sleep 1</text:p>
      <text:p text:style-name="P60">gpio write 4 1</text:p>
      <text:p text:style-name="P60">sleep 1</text:p>
      <text:p text:style-name="P60">done</text:p>
      <text:p text:style-name="P60"/>
      <text:p text:style-name="P51">this script will be copied to <text:s/>/etc/profile using the post-build.sh script</text:p>
      <text:p text:style-name="P17"/>
      <text:p text:style-name="P52">and add in profile :</text:p>
      <text:p text:style-name="P52"/>
      <text:p text:style-name="P53">chmod +x ./ledblink</text:p>
      <text:p text:style-name="P52">./ledblink &amp;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28"/>
      <text:p text:style-name="P27"/>
      <text:p text:style-name="P27"/>
      <text:p text:style-name="P27"/>
      <text:p text:style-name="P27"/>
      <text:p text:style-name="P27"/>
      <text:p text:style-name="P27"/>
      <text:p text:style-name="P27"/>
      <text:p text:style-name="P43">Testing the image</text:p>
      <text:p text:style-name="P27"/>
      <text:p text:style-name="P44"/>
      <text:p text:style-name="P36"><text:span text:style-name="T7">For </text:span><text:span text:style-name="T8">WI-fi</text:span><text:span text:style-name="T7"> </text:span>, if you set correctly your ssid and psk</text:p>
      <text:p text:style-name="P36">Then you should see wlan0 and an valid IP on your network.</text:p>
      <text:p text:style-name="P36"/>
      <text:p text:style-name="P36">Type </text:p>
      <text:p text:style-name="P36">ifconfig:</text:p>
      <text:p text:style-name="P36"/>
      <text:p text:style-name="P36"/>
      <text:p text:style-name="P36"/>
      <text:p text:style-name="P36"/>
      <text:p text:style-name="P36"/>
      <text:p text:style-name="P45">For Bluetooth:</text:p>
      <text:p text:style-name="P37"/>
      <text:p text:style-name="P37">type hciconfig -a</text:p>
      <text:p text:style-name="P37"/>
      <text:p text:style-name="P27"/>
      <text:p text:style-name="P27"/>
      <text:p text:style-name="P27"/>
      <text:p text:style-name="P48">For QT-5</text:p>
      <text:p text:style-name="P38"/>
      <text:p text:style-name="P38">Run the maroon example.</text:p>
      <text:p text:style-name="P38">It is one of the complicated examples</text:p>
      <text:p text:style-name="P38"/>
      <text:p text:style-name="P38">And also one of the qt <text:span text:style-name="T10">control</text:span> example.</text:p>
      <text:p text:style-name="P38"/>
      <text:p text:style-name="P38"/>
      <text:p text:style-name="P46"><text:span text:style-name="T9">For </text:span>Git:</text:p>
      <text:p text:style-name="P39"/>
      <text:p text:style-name="P40">Just clone one.</text:p>
      <text:p text:style-name="P27"/>
      <text:p text:style-name="P27"/>
      <text:p text:style-name="P27"><text:soft-page-break/></text:p>
      <text:p text:style-name="P27"/>
      <text:p text:style-name="P27"/>
      <text:p text:style-name="P27"/>
      <text:p text:style-name="P27"/>
      <text:p text:style-name="P27"/>
      <text:p text:style-name="P49">For Gpio</text:p>
      <text:p text:style-name="P27"/>
      <text:p text:style-name="P61">The script should run after the login</text:p>
      <text:p text:style-name="P61">root</text:p>
      <text:p text:style-name="P61">eliarad</text:p>
      <text:p text:style-name="P61">it will configure the gpio (23) ( wiring pi 4)</text:p>
      <text:p text:style-name="P61">and start blinking.</text:p>
      <text:p text:style-name="P27"/>
      <text:p text:style-name="P63">We can also add it to inittab in many ways like:</text:p>
      <text:p text:style-name="P63">::sysinit:/etc/ledblink &amp;</text:p>
      <text:p text:style-name="P27"/>
      <text:p text:style-name="P47"><text:span text:style-name="T9">For Node js</text:span>:</text:p>
      <text:p text:style-name="P47"/>
      <text:p text:style-name="P19">you can clone:</text:p>
      <text:p text:style-name="P19"><text:a xlink:type="simple" xlink:href="https://github.com/EliArad/quicksite">https://github.com/EliArad/quicksite</text:a></text:p>
      <text:p text:style-name="P19"/>
      <text:p text:style-name="P19">npm install and bower install </text:p>
      <text:p text:style-name="P19">and run node app.js</text:p>
      <text:p text:style-name="P19"/>
      <text:p text:style-name="P19">You can do it on your <text:span text:style-name="T12">Ubuntu</text:span> <text:span text:style-name="T12">Linux</text:span> and copy.</text:p>
      <text:p text:style-name="P19">( npm on the target require clock setup correctly <text:span text:style-name="T11">and some more configurations</text:span>)</text:p>
      <text:p text:style-name="P19"/>
      <text:p text:style-name="P27"/>
      <text:p text:style-name="P27"/>
      <text:p text:style-name="P27"/>
      <text:p text:style-name="P27"/>
      <text:p text:style-name="P27"/>
      <text:p text:style-name="P27"/>
      <text:p text:style-name="P2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23:33:57.504388661</meta:creation-date>
    <dc:date>2017-07-08T21:43:21.156906519</dc:date>
    <meta:editing-duration>P2DT21H24M55S</meta:editing-duration>
    <meta:editing-cycles>53</meta:editing-cycles>
    <meta:generator>LibreOffice/4.2.8.2$Linux_X86_64 LibreOffice_project/420m0$Build-2</meta:generator>
    <meta:document-statistic meta:table-count="0" meta:image-count="0" meta:object-count="0" meta:page-count="6" meta:paragraph-count="128" meta:word-count="553" meta:character-count="3977" meta:non-whitespace-character-count="3395"/>
  </office:meta>
</office:document-meta>
</file>